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88mm"/>
    </style:style>
    <style:style style:name="co2" style:family="table-column">
      <style:table-column-properties fo:break-before="auto" style:column-width="42.02mm"/>
    </style:style>
    <style:style style:name="co3" style:family="table-column">
      <style:table-column-properties fo:break-before="auto" style:column-width="27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tats_avg" table:style-name="ta1">
        <table:shapes>
          <draw:frame draw:z-index="0" draw:style-name="gr1" draw:text-style-name="P1" svg:width="159.99mm" svg:height="89.99mm" svg:x="88.15mm" svg:y="5.51mm">
            <loext:p draw:notify-on-update-of-ranges="stats_avg.A3:stats_avg.A3 stats_avg.A6:stats_avg.A6 stats_avg.A11:stats_avg.A11 stats_avg.A15:stats_avg.A15 stats_avg.A19:stats_avg.A19 stats_avg.A23:stats_avg.A23 stats_avg.A27:stats_avg.A27 stats_avg.A31:stats_avg.A31 stats_avg.A3:stats_avg.A3 stats_avg.A6:stats_avg.A6 stats_avg.A11:stats_avg.A11 stats_avg.A15:stats_avg.A15 stats_avg.A19:stats_avg.A19 stats_avg.A23:stats_avg.A23 stats_avg.A27:stats_avg.A27 stats_avg.A31:stats_avg.A31  stats_avg.C2:stats_avg.C2 stats_avg.C6:stats_avg.C6 stats_avg.C10:stats_avg.C10 stats_avg.C14:stats_avg.C14 stats_avg.C18:stats_avg.C18 stats_avg.C22:stats_avg.C22 stats_avg.C26:stats_avg.C26 stats_avg.C30:stats_avg.C30 stats_avg.A3:stats_avg.A3 stats_avg.A6:stats_avg.A6 stats_avg.A11:stats_avg.A11 stats_avg.A15:stats_avg.A15 stats_avg.A19:stats_avg.A19 stats_avg.A23:stats_avg.A23 stats_avg.A27:stats_avg.A27 stats_avg.A31:stats_avg.A31  stats_avg.C3:stats_avg.C3 stats_avg.C7:stats_avg.C7 stats_avg.C11:stats_avg.C11 stats_avg.C15:stats_avg.C15 stats_avg.C19:stats_avg.C19 stats_avg.C23:stats_avg.C23 stats_avg.C27:stats_avg.C27 stats_avg.C31:stats_avg.C31 stats_avg.A3:stats_avg.A3 stats_avg.A6:stats_avg.A6 stats_avg.A11:stats_avg.A11 stats_avg.A15:stats_avg.A15 stats_avg.A19:stats_avg.A19 stats_avg.A23:stats_avg.A23 stats_avg.A27:stats_avg.A27 stats_avg.A31:stats_avg.A31  stats_avg.C4:stats_avg.C4 stats_avg.C8:stats_avg.C8 stats_avg.C12:stats_avg.C12 stats_avg.C16:stats_avg.C16 stats_avg.C20:stats_avg.C20 stats_avg.C24:stats_avg.C24 stats_avg.C28:stats_avg.C28 stats_avg.C32:stats_avg.C32 stats_avg.A3:stats_avg.A3 stats_avg.A6:stats_avg.A6 stats_avg.A11:stats_avg.A11 stats_avg.A15:stats_avg.A15 stats_avg.A19:stats_avg.A19 stats_avg.A23:stats_avg.A23 stats_avg.A27:stats_avg.A27 stats_avg.A31:stats_avg.A31  stats_avg.C5:stats_avg.C5 stats_avg.C9:stats_avg.C9 stats_avg.C13:stats_avg.C13 stats_avg.C17:stats_avg.C17 stats_avg.C21:stats_avg.C21 stats_avg.C25:stats_avg.C25 stats_avg.C29:stats_avg.C29 stats_avg.C33:stats_avg.C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61.19mm" svg:y="9.57mm">
            <loext:p draw:notify-on-update-of-ranges="stats_avg.A3:stats_avg.A3 stats_avg.A6:stats_avg.A6 stats_avg.A11:stats_avg.A11 stats_avg.A15:stats_avg.A15 stats_avg.A3:stats_avg.A3 stats_avg.A6:stats_avg.A6 stats_avg.A11:stats_avg.A11 stats_avg.A15:stats_avg.A15  stats_avg.C2:stats_avg.C2 stats_avg.C6:stats_avg.C6 stats_avg.C10:stats_avg.C10 stats_avg.C14:stats_avg.C14 stats_avg.A3:stats_avg.A3 stats_avg.A6:stats_avg.A6 stats_avg.A11:stats_avg.A11 stats_avg.A15:stats_avg.A15  stats_avg.C3:stats_avg.C3 stats_avg.C7:stats_avg.C7 stats_avg.C11:stats_avg.C11 stats_avg.C15:stats_avg.C15 stats_avg.A3:stats_avg.A3 stats_avg.A6:stats_avg.A6 stats_avg.A11:stats_avg.A11 stats_avg.A15:stats_avg.A15  stats_avg.C4:stats_avg.C4 stats_avg.C8:stats_avg.C8 stats_avg.C12:stats_avg.C12 stats_avg.C16:stats_avg.C16 stats_avg.A3:stats_avg.A3 stats_avg.A6:stats_avg.A6 stats_avg.A11:stats_avg.A11 stats_avg.A15:stats_avg.A15 stats_avg.A19:stats_avg.A19 stats_avg.A23:stats_avg.A23 stats_avg.A27:stats_avg.A27 stats_avg.A31:stats_avg.A31  stats_avg.C5:stats_avg.C5 stats_avg.C9:stats_avg.C9 stats_avg.C13:stats_avg.C13 stats_avg.C17:stats_avg.C1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obots</text:p>
          </table:table-cell>
          <table:table-cell office:value-type="string" calcext:value-type="string">
            <text:p>centrality</text:p>
          </table:table-cell>
          <table:table-cell office:value-type="string" calcext:value-type="string">
            <text:p>1000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betweenness-centrality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closeness-centrality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page-rank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random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betweenness-centrality"</text:p>
          </table:table-cell>
          <table:table-cell office:value-type="float" office:value="4.81960784313704" calcext:value-type="float">
            <text:p>4.81960784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closeness-centrality"</text:p>
          </table:table-cell>
          <table:table-cell office:value-type="float" office:value="4.85735294117627" calcext:value-type="float">
            <text:p>4.85735294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page-rank"</text:p>
          </table:table-cell>
          <table:table-cell office:value-type="float" office:value="5.03823529411746" calcext:value-type="float">
            <text:p>5.03823529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random"</text:p>
          </table:table-cell>
          <table:table-cell office:value-type="float" office:value="8.62598039215637" calcext:value-type="float">
            <text:p>8.62598039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betweenness-centrality"</text:p>
          </table:table-cell>
          <table:table-cell office:value-type="float" office:value="10.8245098039211" calcext:value-type="float">
            <text:p>10.82450980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closeness-centrality"</text:p>
          </table:table-cell>
          <table:table-cell office:value-type="float" office:value="15.7970588235288" calcext:value-type="float">
            <text:p>15.79705882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page-rank"</text:p>
          </table:table-cell>
          <table:table-cell office:value-type="float" office:value="10.7833333333329" calcext:value-type="float">
            <text:p>10.78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random"</text:p>
          </table:table-cell>
          <table:table-cell office:value-type="float" office:value="18.4558823529403" calcext:value-type="float">
            <text:p>18.45588235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betweenness-centrality"</text:p>
          </table:table-cell>
          <table:table-cell office:value-type="float" office:value="23.7274509803917" calcext:value-type="float">
            <text:p>23.72745098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closeness-centrality"</text:p>
          </table:table-cell>
          <table:table-cell office:value-type="float" office:value="24.6205882352937" calcext:value-type="float">
            <text:p>24.620588235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page-rank"</text:p>
          </table:table-cell>
          <table:table-cell office:value-type="float" office:value="23.4769607843132" calcext:value-type="float">
            <text:p>23.47696078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random"</text:p>
          </table:table-cell>
          <table:table-cell office:value-type="float" office:value="29.6901960784312" calcext:value-type="float">
            <text:p>29.69019607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betweenness-centrality"</text:p>
          </table:table-cell>
          <table:table-cell office:value-type="float" office:value="37.4117647058826" calcext:value-type="float">
            <text:p>37.41176470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closeness-centrality"</text:p>
          </table:table-cell>
          <table:table-cell office:value-type="float" office:value="39.3921568627451" calcext:value-type="float">
            <text:p>39.39215686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page-rank"</text:p>
          </table:table-cell>
          <table:table-cell office:value-type="float" office:value="38.0367647058823" calcext:value-type="float">
            <text:p>38.03676470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random"</text:p>
          </table:table-cell>
          <table:table-cell office:value-type="float" office:value="40.2269607843137" calcext:value-type="float">
            <text:p>40.226960784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betweenness-centrality"</text:p>
          </table:table-cell>
          <table:table-cell office:value-type="float" office:value="70.1024509803922" calcext:value-type="float">
            <text:p>70.10245098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closeness-centrality"</text:p>
          </table:table-cell>
          <table:table-cell office:value-type="float" office:value="69.7352941176473" calcext:value-type="float">
            <text:p>69.735294117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page-rank"</text:p>
          </table:table-cell>
          <table:table-cell office:value-type="float" office:value="75.4102941176469" calcext:value-type="float">
            <text:p>75.410294117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random"</text:p>
          </table:table-cell>
          <table:table-cell office:value-type="float" office:value="76.8651960784303" calcext:value-type="float">
            <text:p>76.865196078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betweenness-centrality"</text:p>
          </table:table-cell>
          <table:table-cell office:value-type="float" office:value="89.4897058823494" calcext:value-type="float">
            <text:p>89.489705882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closeness-centrality"</text:p>
          </table:table-cell>
          <table:table-cell office:value-type="float" office:value="76.8803921568625" calcext:value-type="float">
            <text:p>76.880392156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page-rank"</text:p>
          </table:table-cell>
          <table:table-cell office:value-type="float" office:value="90.8803921568585" calcext:value-type="float">
            <text:p>90.880392156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random"</text:p>
          </table:table-cell>
          <table:table-cell office:value-type="float" office:value="91.1700980392116" calcext:value-type="float">
            <text:p>91.170098039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betweenness-centrality"</text:p>
          </table:table-cell>
          <table:table-cell office:value-type="float" office:value="97.0568627450918" calcext:value-type="float">
            <text:p>97.056862745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closeness-centrality"</text:p>
          </table:table-cell>
          <table:table-cell office:value-type="float" office:value="96.7568627450908" calcext:value-type="float">
            <text:p>96.756862745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page-rank"</text:p>
          </table:table-cell>
          <table:table-cell office:value-type="float" office:value="95.5348039215614" calcext:value-type="float">
            <text:p>95.534803921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random"</text:p>
          </table:table-cell>
          <table:table-cell office:value-type="float" office:value="98.6524509803889" calcext:value-type="float">
            <text:p>98.65245098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6">00/00/0000</text:date>, <text:time style:data-style-name="N2" text:time-value="16:21:48.2102114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6T16:22:33.402129663</dc:date>
    <meta:editing-duration>PT11M20S</meta:editing-duration>
    <meta:editing-cycles>10</meta:editing-cycles>
    <meta:generator>LibreOffice/5.1.4.2$Linux_X86_64 LibreOffice_project/10m0$Build-2</meta:generator>
    <meta:document-statistic meta:table-count="1" meta:cell-count="9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5cm" svg:y="3.454cm" style:legend-expansion="high" chart:style-name="ch2"/>
        <chart:plot-area chart:style-name="ch3" table:cell-range-address="stats_avg.A3:stats_avg.A3 stats_avg.A6:stats_avg.A6 stats_avg.A11:stats_avg.A11 stats_avg.A15:stats_avg.A15 stats_avg.A19:stats_avg.A19 stats_avg.A23:stats_avg.A23 stats_avg.A27:stats_avg.A27 stats_avg.A31:stats_avg.A31 stats_avg.C2:stats_avg.C33" chart:data-source-has-labels="both" svg:x="1.331cm" svg:y="0.18cm" svg:width="11.444cm" svg:height="7.659cm">
          <chartooo:coordinate-region svg:x="1.952cm" svg:y="0.379cm" svg:width="10.45cm" svg:height="6.813cm"/>
          <chart:axis chart:dimension="x" chart:name="primary-x" chart:style-name="ch4" chartooo:axis-type="auto">
            <chart:title svg:x="5.17cm" svg:y="8.019cm" chart:style-name="ch5">
              <text:p>% of humans have robots</text:p>
            </chart:title>
            <chart:categories table:cell-range-address="stats_avg.A3:stats_avg.A3 stats_avg.A6:stats_avg.A6 stats_avg.A11:stats_avg.A11 stats_avg.A15:stats_avg.A15 stats_avg.A19:stats_avg.A19 stats_avg.A23:stats_avg.A23 stats_avg.A27:stats_avg.A27 stats_avg.A31:stats_avg.A31"/>
          </chart:axis>
          <chart:axis chart:dimension="y" chart:name="primary-y" chart:style-name="ch4">
            <chart:title svg:x="0.451cm" svg:y="6.249cm" chart:style-name="ch6">
              <text:p>% of humans using robot word</text:p>
            </chart:title>
            <chart:grid chart:style-name="ch7" chart:class="major"/>
          </chart:axis>
          <chart:series chart:style-name="ch8" chart:values-cell-range-address="stats_avg.C2:stats_avg.C2 stats_avg.C6:stats_avg.C6 stats_avg.C10:stats_avg.C10 stats_avg.C14:stats_avg.C14 stats_avg.C18:stats_avg.C18 stats_avg.C22:stats_avg.C22 stats_avg.C26:stats_avg.C26 stats_avg.C30:stats_avg.C30" loext:label-string="between" chart:class="chart:scatter">
            <chart:domain table:cell-range-address="stats_avg.A3:stats_avg.A3 stats_avg.A6:stats_avg.A6 stats_avg.A11:stats_avg.A11 stats_avg.A15:stats_avg.A15 stats_avg.A19:stats_avg.A19 stats_avg.A23:stats_avg.A23 stats_avg.A27:stats_avg.A27 stats_avg.A31:stats_avg.A31"/>
            <chart:data-point chart:repeated="8"/>
          </chart:series>
          <chart:series chart:style-name="ch9" chart:values-cell-range-address="stats_avg.C3:stats_avg.C3 stats_avg.C7:stats_avg.C7 stats_avg.C11:stats_avg.C11 stats_avg.C15:stats_avg.C15 stats_avg.C19:stats_avg.C19 stats_avg.C23:stats_avg.C23 stats_avg.C27:stats_avg.C27 stats_avg.C31:stats_avg.C31" loext:label-string="closeness" chart:class="chart:scatter">
            <chart:data-point chart:repeated="8"/>
          </chart:series>
          <chart:series chart:style-name="ch10" chart:values-cell-range-address="stats_avg.C4:stats_avg.C4 stats_avg.C8:stats_avg.C8 stats_avg.C12:stats_avg.C12 stats_avg.C16:stats_avg.C16 stats_avg.C20:stats_avg.C20 stats_avg.C24:stats_avg.C24 stats_avg.C28:stats_avg.C28 stats_avg.C32:stats_avg.C32" loext:label-string="page" chart:class="chart:scatter">
            <chart:data-point chart:repeated="8"/>
          </chart:series>
          <chart:series chart:style-name="ch11" chart:values-cell-range-address="stats_avg.C5:stats_avg.C5 stats_avg.C9:stats_avg.C9 stats_avg.C13:stats_avg.C13 stats_avg.C17:stats_avg.C17 stats_avg.C21:stats_avg.C21 stats_avg.C25:stats_avg.C25 stats_avg.C29:stats_avg.C29 stats_avg.C33:stats_avg.C33" loext:label-string="random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etween</text:p>
              </table:table-cell>
              <table:table-cell office:value-type="string">
                <text:p>closeness</text:p>
              </table:table-cell>
              <table:table-cell office:value-type="string">
                <text:p>page</text:p>
              </table:table-cell>
              <table:table-cell office:value-type="string">
                <text:p>random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0">
                <text:p>0</text:p>
                <draw:g>
                  <svg:desc>stats_avg.C2:stats_avg.C2 stats_avg.C6:stats_avg.C6 stats_avg.C10:stats_avg.C10 stats_avg.C14:stats_avg.C14 stats_avg.C18:stats_avg.C18 stats_avg.C22:stats_avg.C22 stats_avg.C26:stats_avg.C26 stats_avg.C30:stats_avg.C30</svg:desc>
                </draw:g>
              </table:table-cell>
              <table:table-cell office:value-type="float" office:value="0">
                <text:p>0</text:p>
                <draw:g>
                  <svg:desc>stats_avg.C3:stats_avg.C3 stats_avg.C7:stats_avg.C7 stats_avg.C11:stats_avg.C11 stats_avg.C15:stats_avg.C15 stats_avg.C19:stats_avg.C19 stats_avg.C23:stats_avg.C23 stats_avg.C27:stats_avg.C27 stats_avg.C31:stats_avg.C31</svg:desc>
                </draw:g>
              </table:table-cell>
              <table:table-cell office:value-type="float" office:value="0">
                <text:p>0</text:p>
                <draw:g>
                  <svg:desc>stats_avg.C4:stats_avg.C4 stats_avg.C8:stats_avg.C8 stats_avg.C12:stats_avg.C12 stats_avg.C16:stats_avg.C16 stats_avg.C20:stats_avg.C20 stats_avg.C24:stats_avg.C24 stats_avg.C28:stats_avg.C28 stats_avg.C32:stats_avg.C32</svg:desc>
                </draw:g>
              </table:table-cell>
              <table:table-cell office:value-type="float" office:value="0">
                <text:p>0</text:p>
                <draw:g>
                  <svg:desc>stats_avg.C5:stats_avg.C5 stats_avg.C9:stats_avg.C9 stats_avg.C13:stats_avg.C13 stats_avg.C17:stats_avg.C17 stats_avg.C21:stats_avg.C21 stats_avg.C25:stats_avg.C25 stats_avg.C29:stats_avg.C29 stats_avg.C33:stats_avg.C33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.81960784313704">
                <text:p>4.81960784313704</text:p>
              </table:table-cell>
              <table:table-cell office:value-type="float" office:value="4.85735294117627">
                <text:p>4.85735294117627</text:p>
              </table:table-cell>
              <table:table-cell office:value-type="float" office:value="5.03823529411746">
                <text:p>5.03823529411746</text:p>
              </table:table-cell>
              <table:table-cell office:value-type="float" office:value="8.62598039215637">
                <text:p>8.6259803921563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0.8245098039211">
                <text:p>10.8245098039211</text:p>
              </table:table-cell>
              <table:table-cell office:value-type="float" office:value="15.7970588235288">
                <text:p>15.7970588235288</text:p>
              </table:table-cell>
              <table:table-cell office:value-type="float" office:value="10.7833333333329">
                <text:p>10.7833333333329</text:p>
              </table:table-cell>
              <table:table-cell office:value-type="float" office:value="18.4558823529403">
                <text:p>18.455882352940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3.7274509803917">
                <text:p>23.7274509803917</text:p>
              </table:table-cell>
              <table:table-cell office:value-type="float" office:value="24.6205882352937">
                <text:p>24.6205882352937</text:p>
              </table:table-cell>
              <table:table-cell office:value-type="float" office:value="23.4769607843132">
                <text:p>23.4769607843132</text:p>
              </table:table-cell>
              <table:table-cell office:value-type="float" office:value="29.6901960784312">
                <text:p>29.690196078431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7.4117647058826">
                <text:p>37.4117647058826</text:p>
              </table:table-cell>
              <table:table-cell office:value-type="float" office:value="39.3921568627451">
                <text:p>39.3921568627451</text:p>
              </table:table-cell>
              <table:table-cell office:value-type="float" office:value="38.0367647058823">
                <text:p>38.0367647058823</text:p>
              </table:table-cell>
              <table:table-cell office:value-type="float" office:value="40.2269607843137">
                <text:p>40.226960784313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70.1024509803922">
                <text:p>70.1024509803922</text:p>
              </table:table-cell>
              <table:table-cell office:value-type="float" office:value="69.7352941176473">
                <text:p>69.7352941176473</text:p>
              </table:table-cell>
              <table:table-cell office:value-type="float" office:value="75.4102941176469">
                <text:p>75.4102941176469</text:p>
              </table:table-cell>
              <table:table-cell office:value-type="float" office:value="76.8651960784303">
                <text:p>76.8651960784303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89.4897058823494">
                <text:p>89.4897058823494</text:p>
              </table:table-cell>
              <table:table-cell office:value-type="float" office:value="76.8803921568625">
                <text:p>76.8803921568625</text:p>
              </table:table-cell>
              <table:table-cell office:value-type="float" office:value="90.8803921568585">
                <text:p>90.8803921568585</text:p>
              </table:table-cell>
              <table:table-cell office:value-type="float" office:value="91.1700980392116">
                <text:p>91.1700980392116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97.0568627450918">
                <text:p>97.0568627450918</text:p>
              </table:table-cell>
              <table:table-cell office:value-type="float" office:value="96.7568627450908">
                <text:p>96.7568627450908</text:p>
              </table:table-cell>
              <table:table-cell office:value-type="float" office:value="95.5348039215614">
                <text:p>95.5348039215614</text:p>
              </table:table-cell>
              <table:table-cell office:value-type="float" office:value="98.6524509803889">
                <text:p>98.65245098038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5cm" svg:y="3.454cm" style:legend-expansion="high" chart:style-name="ch2"/>
        <chart:plot-area chart:style-name="ch3" table:cell-range-address="stats_avg.A3:stats_avg.A3 stats_avg.A6:stats_avg.A6 stats_avg.A11:stats_avg.A11 stats_avg.A15:stats_avg.A15 stats_avg.C2:stats_avg.C17" chart:data-source-has-labels="both" svg:x="1.331cm" svg:y="0.18cm" svg:width="11.444cm" svg:height="7.659cm">
          <chartooo:coordinate-region svg:x="1.952cm" svg:y="0.379cm" svg:width="10.636cm" svg:height="6.813cm"/>
          <chart:axis chart:dimension="x" chart:name="primary-x" chart:style-name="ch4" chartooo:axis-type="auto">
            <chart:title svg:x="5.17cm" svg:y="8.019cm" chart:style-name="ch5">
              <text:p>% of humans have robots</text:p>
            </chart:title>
            <chart:categories table:cell-range-address="stats_avg.A3:stats_avg.A3 stats_avg.A6:stats_avg.A6 stats_avg.A11:stats_avg.A11 stats_avg.A15:stats_avg.A15"/>
          </chart:axis>
          <chart:axis chart:dimension="y" chart:name="primary-y" chart:style-name="ch4">
            <chart:title svg:x="0.451cm" svg:y="6.249cm" chart:style-name="ch6">
              <text:p>% of humans using robot word</text:p>
            </chart:title>
            <chart:grid chart:style-name="ch7" chart:class="major"/>
          </chart:axis>
          <chart:series chart:style-name="ch8" chart:values-cell-range-address="stats_avg.C2:stats_avg.C2 stats_avg.C6:stats_avg.C6 stats_avg.C10:stats_avg.C10 stats_avg.C14:stats_avg.C14" loext:label-string="between" chart:class="chart:scatter">
            <chart:domain table:cell-range-address="stats_avg.A3:stats_avg.A3 stats_avg.A6:stats_avg.A6 stats_avg.A11:stats_avg.A11 stats_avg.A15:stats_avg.A15"/>
            <chart:data-point chart:repeated="4"/>
          </chart:series>
          <chart:series chart:style-name="ch9" chart:values-cell-range-address="stats_avg.C3:stats_avg.C3 stats_avg.C7:stats_avg.C7 stats_avg.C11:stats_avg.C11 stats_avg.C15:stats_avg.C15" loext:label-string="closeness" chart:class="chart:scatter">
            <chart:data-point chart:repeated="4"/>
          </chart:series>
          <chart:series chart:style-name="ch10" chart:values-cell-range-address="stats_avg.C4:stats_avg.C4 stats_avg.C8:stats_avg.C8 stats_avg.C12:stats_avg.C12 stats_avg.C16:stats_avg.C16" loext:label-string="page" chart:class="chart:scatter">
            <chart:data-point chart:repeated="4"/>
          </chart:series>
          <chart:series chart:style-name="ch11" chart:values-cell-range-address="stats_avg.C5:stats_avg.C5 stats_avg.C9:stats_avg.C9 stats_avg.C13:stats_avg.C13 stats_avg.C17:stats_avg.C17" loext:label-string="random" chart:class="chart:scatter">
            <chart:domain table:cell-range-address="stats_avg.A3:stats_avg.A3 stats_avg.A6:stats_avg.A6 stats_avg.A11:stats_avg.A11 stats_avg.A15:stats_avg.A15 stats_avg.A19:stats_avg.A19 stats_avg.A23:stats_avg.A23 stats_avg.A27:stats_avg.A27 stats_avg.A31:stats_avg.A31"/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etween</text:p>
              </table:table-cell>
              <table:table-cell office:value-type="string">
                <text:p>closeness</text:p>
              </table:table-cell>
              <table:table-cell office:value-type="string">
                <text:p>page</text:p>
              </table:table-cell>
              <table:table-cell office:value-type="string">
                <text:p/>
              </table:table-cell>
              <table:table-cell office:value-type="string">
                <text:p>random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tats_avg.A3:stats_avg.A3 stats_avg.A6:stats_avg.A6 stats_avg.A11:stats_avg.A11 stats_avg.A15:stats_avg.A15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</svg:desc>
                </draw:g>
              </table:table-cell>
              <table:table-cell office:value-type="float" office:value="0">
                <text:p>0</text:p>
                <draw:g>
                  <svg:desc>stats_avg.C2:stats_avg.C2 stats_avg.C6:stats_avg.C6 stats_avg.C10:stats_avg.C10 stats_avg.C14:stats_avg.C14</svg:desc>
                </draw:g>
              </table:table-cell>
              <table:table-cell office:value-type="float" office:value="0">
                <text:p>0</text:p>
                <draw:g>
                  <svg:desc>stats_avg.C3:stats_avg.C3 stats_avg.C7:stats_avg.C7 stats_avg.C11:stats_avg.C11 stats_avg.C15:stats_avg.C15</svg:desc>
                </draw:g>
              </table:table-cell>
              <table:table-cell office:value-type="float" office:value="0">
                <text:p>0</text:p>
                <draw:g>
                  <svg:desc>stats_avg.C4:stats_avg.C4 stats_avg.C8:stats_avg.C8 stats_avg.C12:stats_avg.C12 stats_avg.C16:stats_avg.C16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0">
                <text:p>0</text:p>
                <draw:g>
                  <svg:desc>stats_avg.C5:stats_avg.C5 stats_avg.C9:stats_avg.C9 stats_avg.C13:stats_avg.C13 stats_avg.C17:stats_avg.C17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.81960784313704">
                <text:p>4.81960784313704</text:p>
              </table:table-cell>
              <table:table-cell office:value-type="float" office:value="4.85735294117627">
                <text:p>4.85735294117627</text:p>
              </table:table-cell>
              <table:table-cell office:value-type="float" office:value="5.03823529411746">
                <text:p>5.03823529411746</text:p>
              </table:table-cell>
              <table:table-cell office:value-type="float" office:value="3">
                <text:p>3</text:p>
              </table:table-cell>
              <table:table-cell office:value-type="float" office:value="8.62598039215637">
                <text:p>8.6259803921563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0.8245098039211">
                <text:p>10.8245098039211</text:p>
              </table:table-cell>
              <table:table-cell office:value-type="float" office:value="15.7970588235288">
                <text:p>15.7970588235288</text:p>
              </table:table-cell>
              <table:table-cell office:value-type="float" office:value="10.7833333333329">
                <text:p>10.7833333333329</text:p>
              </table:table-cell>
              <table:table-cell office:value-type="float" office:value="6">
                <text:p>6</text:p>
              </table:table-cell>
              <table:table-cell office:value-type="float" office:value="18.4558823529403">
                <text:p>18.455882352940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3.7274509803917">
                <text:p>23.7274509803917</text:p>
              </table:table-cell>
              <table:table-cell office:value-type="float" office:value="24.6205882352937">
                <text:p>24.6205882352937</text:p>
              </table:table-cell>
              <table:table-cell office:value-type="float" office:value="23.4769607843132">
                <text:p>23.4769607843132</text:p>
              </table:table-cell>
              <table:table-cell office:value-type="float" office:value="9">
                <text:p>9</text:p>
              </table:table-cell>
              <table:table-cell office:value-type="float" office:value="29.6901960784312">
                <text:p>29.69019607843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